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  <style:text-properties style:font-name="Arial" style:font-name-complex="Arial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3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01/09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Que los ejemplos de la practica sean un poco mas claros al respecto<text:s/><text:s/>con la elaboracion del algoritmo.<text:tab/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9-02T19:11:00Z</meta:creation-date>
    <dc:date>2017-09-02T19:11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82" meta:character-count="532" meta:row-count="3" meta:non-whitespace-character-count="451"/>
  </office:meta>
</office:document-meta>
</file>